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la1" style:family="table">
      <style:table-properties style:width="2.485cm" table:align="left"/>
    </style:style>
    <style:style style:name="Tabla1.A" style:family="table-column">
      <style:table-column-properties style:column-width="0.822cm"/>
    </style:style>
    <style:style style:name="Tabla1.B" style:family="table-column">
      <style:table-column-properties style:column-width="0.773cm"/>
    </style:style>
    <style:style style:name="Tabla1.C" style:family="table-column">
      <style:table-column-properties style:column-width="0.891cm"/>
    </style:style>
    <style:style style:name="Tabla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a1.C1" style:family="table-cell">
      <style:table-cell-properties style:vertical-align="middle" style:border-line-width="0.002cm 0.088cm 0.002cm" fo:padding="0.049cm" fo:border="2.6pt double #808080"/>
    </style:style>
    <style:style style:name="Tabla1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a2" style:family="table">
      <style:table-properties style:width="4.202cm" fo:margin-left="0.09cm" table:align="left" fo:background-color="#008000">
        <style:background-image/>
      </style:table-properties>
    </style:style>
    <style:style style:name="Tabla2.A" style:family="table-column">
      <style:table-column-properties style:column-width="1.402cm"/>
    </style:style>
    <style:style style:name="Tabla2.B" style:family="table-column">
      <style:table-column-properties style:column-width="1.349cm"/>
    </style:style>
    <style:style style:name="Tabla2.C" style:family="table-column">
      <style:table-column-properties style:column-width="1.45cm"/>
    </style:style>
    <style:style style:name="Tabla2.A1" style:family="table-cell">
      <style:table-cell-properties style:vertical-align="middle" fo:background-color="#e6e64c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>
        <style:background-image/>
      </style:table-cell-properties>
    </style:style>
    <style:style style:name="Tabla2.C1" style:family="table-cell">
      <style:table-cell-properties style:vertical-align="middle" fo:background-color="#e6e64c" style:border-line-width="0.002cm 0.088cm 0.002cm" fo:padding="0.049cm" fo:border="2.6pt double #808080">
        <style:background-image/>
      </style:table-cell-properties>
    </style:style>
    <style:style style:name="Tabla2.A2" style:family="table-cell">
      <style:table-cell-properties style:vertical-align="middle" fo:background-color="#e6e64c" style:border-line-width-left="0.002cm 0.088cm 0.002cm" style:border-line-width-bottom="0.002cm 0.088cm 0.002cm" fo:padding="0.049cm" fo:border-left="2.6pt double #808080" fo:border-right="none" fo:border-top="none" fo:border-bottom="2.6pt double #808080">
        <style:background-image/>
      </style:table-cell-properties>
    </style:style>
    <style:style style:name="Tabla2.C2" style:family="table-cell">
      <style:table-cell-properties style:vertical-align="middle" fo:background-color="#e6e64c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>
        <style:background-image/>
      </style:table-cell-properties>
    </style:style>
    <style:style style:name="Tabla3" style:family="table">
      <style:table-properties style:width="5.278cm" table:align="left"/>
    </style:style>
    <style:style style:name="Tabla3.A" style:family="table-column">
      <style:table-column-properties style:column-width="1.296cm"/>
    </style:style>
    <style:style style:name="Tabla3.D" style:family="table-column">
      <style:table-column-properties style:column-width="1.388cm"/>
    </style:style>
    <style:style style:name="Tabla3.A1" style:family="table-cell">
      <style:table-cell-properties style:vertical-align="middle" fo:background-color="#ffc0cb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>
        <style:background-image/>
      </style:table-cell-properties>
    </style:style>
    <style:style style:name="Tabla3.B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a3.C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a3.D1" style:family="table-cell">
      <style:table-cell-properties style:vertical-align="middle" style:border-line-width="0.002cm 0.088cm 0.002cm" fo:padding="0.049cm" fo:border="2.6pt double #808080"/>
    </style:style>
    <style:style style:name="Tabla3.B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3.C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3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a4" style:family="table">
      <style:table-properties style:width="3.981cm" table:align="left"/>
    </style:style>
    <style:style style:name="Tabla4.A" style:family="table-column">
      <style:table-column-properties style:column-width="1.296cm"/>
    </style:style>
    <style:style style:name="Tabla4.C" style:family="table-column">
      <style:table-column-properties style:column-width="1.388cm"/>
    </style:style>
    <style:style style:name="Tabla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a4.B1" style:family="table-cell">
      <style:table-cell-properties style:vertical-align="middle" style:border-line-width="0.002cm 0.088cm 0.002cm" fo:padding="0.049cm" fo:border="2.6pt double #808080"/>
    </style:style>
    <style:style style:name="Tabla4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4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a5" style:family="table">
      <style:table-properties style:width="4.277cm" table:align="left"/>
    </style:style>
    <style:style style:name="Tabla5.A" style:family="table-column">
      <style:table-column-properties style:column-width="1.395cm"/>
    </style:style>
    <style:style style:name="Tabla5.C" style:family="table-column">
      <style:table-column-properties style:column-width="1.487cm"/>
    </style:style>
    <style:style style:name="Tabla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a5.C1" style:family="table-cell">
      <style:table-cell-properties style:vertical-align="middle" style:border-line-width="0.002cm 0.088cm 0.002cm" fo:padding="0.049cm" fo:border="2.6pt double #808080"/>
    </style:style>
    <style:style style:name="Tabla5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a5.A3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6" style:family="table">
      <style:table-properties style:width="2.882cm" table:align="left"/>
    </style:style>
    <style:style style:name="Tabla6.A" style:family="table-column">
      <style:table-column-properties style:column-width="0.714cm"/>
    </style:style>
    <style:style style:name="Tabla6.B" style:family="table-column">
      <style:table-column-properties style:column-width="0.681cm"/>
    </style:style>
    <style:style style:name="Tabla6.C" style:family="table-column">
      <style:table-column-properties style:column-width="0.683cm"/>
    </style:style>
    <style:style style:name="Tabla6.D" style:family="table-column">
      <style:table-column-properties style:column-width="0.804cm"/>
    </style:style>
    <style:style style:name="Tabla6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a6.C1" style:family="table-cell">
      <style:table-cell-properties style:vertical-align="middle" style:border-line-width="0.002cm 0.088cm 0.002cm" fo:padding="0.049cm" fo:border="2.6pt double #808080"/>
    </style:style>
    <style:style style:name="Tabla6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6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a7" style:family="table">
      <style:table-properties style:width="5.376cm" table:align="left"/>
    </style:style>
    <style:style style:name="Tabla7.A" style:family="table-column">
      <style:table-column-properties style:column-width="1.395cm"/>
    </style:style>
    <style:style style:name="Tabla7.B" style:family="table-column">
      <style:table-column-properties style:column-width="1.296cm"/>
    </style:style>
    <style:style style:name="Tabla7.D" style:family="table-column">
      <style:table-column-properties style:column-width="1.388cm"/>
    </style:style>
    <style:style style:name="Tabla7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a7.D1" style:family="table-cell">
      <style:table-cell-properties style:vertical-align="middle" style:border-line-width="0.002cm 0.088cm 0.002cm" fo:padding="0.049cm" fo:border="2.6pt double #808080"/>
    </style:style>
    <style:style style:name="Tabla7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7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4.249cm" style:rel-column-width="16383*"/>
    </style:style>
    <style:style style:name="Tabla8.D" style:family="table-column">
      <style:table-column-properties style:column-width="4.251cm" style:rel-column-width="16386*"/>
    </style:style>
    <style:style style:name="Tabla8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D1" style:family="table-cell">
      <style:table-cell-properties fo:background-color="#e6e6ff" fo:padding="0.097cm" fo:border="0.05pt solid #000000">
        <style:background-image/>
      </style:table-cell-properties>
    </style:style>
    <style:style style:name="Tabla8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8.C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2pt" officeooo:rsid="0001cfc4" officeooo:paragraph-rsid="0001cfc4" style:font-name-asian="Arial" style:font-size-asian="12pt" style:font-name-complex="Arial" style:font-size-complex="12pt"/>
    </style:style>
    <style:style style:name="P3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Arial" fo:font-size="12pt" officeooo:rsid="0001cfc4" officeooo:paragraph-rsid="0001cfc4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P5" style:family="paragraph" style:parent-style-name="Text_20_body"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P6" style:family="paragraph" style:parent-style-name="Heading_20_1">
      <style:paragraph-properties fo:margin-left="0cm" fo:margin-right="0cm" fo:text-indent="0cm" style:auto-text-indent="false"/>
      <style:text-properties style:font-name="Arial" fo:font-size="24pt" fo:font-style="normal" style:font-name-asian="Arial" style:font-size-asian="24pt" style:font-style-asian="normal" style:font-name-complex="Arial" style:font-size-complex="24pt" style:font-style-complex="normal"/>
    </style:style>
    <style:style style:name="P7" style:family="paragraph" style:parent-style-name="Heading_20_2">
      <style:paragraph-properties fo:text-align="justify" style:justify-single-word="false" style:text-autospace="none"/>
      <style:text-properties fo:font-variant="normal" fo:text-transform="none" fo:color="#000000" loext:opacity="100%" style:font-name="Times New Roman" fo:font-size="14pt" fo:letter-spacing="normal" fo:font-style="normal" style:font-name-asian="Arial" style:font-size-asian="14pt" style:font-style-asian="italic" style:font-name-complex="Arial" style:font-size-complex="14pt" style:font-style-complex="italic"/>
    </style:style>
    <style:style style:name="P8" style:family="paragraph" style:parent-style-name="Heading_20_2">
      <style:paragraph-properties fo:text-align="justify" style:justify-single-word="false" style:text-autospace="none"/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width="auto" style:text-underline-color="font-color" style:font-name-asian="Arial" style:font-size-asian="14pt" style:font-style-asian="italic" style:font-name-complex="Arial" style:font-size-complex="14pt" style:font-style-complex="italic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BOLETÍN 11</text:h>
      <text:h text:style-name="P7" text:outline-level="2">Obtén las siguientes <text:s/>tablas:</text:h>
      <text:h text:style-name="P6" text:outline-level="1">Ejer1</text:h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>AA</text:p>
          </table:table-cell>
          <table:table-cell table:style-name="Tabla1.A1" office:value-type="string">
            <text:p text:style-name="Table_20_Contents">BB</text:p>
          </table:table-cell>
          <table:table-cell table:style-name="Tabla1.C1" office:value-type="string">
            <text:p text:style-name="Table_20_Contents">CC</text:p>
          </table:table-cell>
        </table:table-row>
        <table:table-row>
          <table:table-cell table:style-name="Tabla1.A2" office:value-type="string">
            <text:p text:style-name="Table_20_Contents">DD</text:p>
          </table:table-cell>
          <table:table-cell table:style-name="Tabla1.A2" office:value-type="string">
            <text:p text:style-name="Table_20_Contents">EE</text:p>
          </table:table-cell>
          <table:table-cell table:style-name="Tabla1.C2" office:value-type="string">
            <text:p text:style-name="Table_20_Contents">FF</text:p>
          </table:table-cell>
        </table:table-row>
      </table:table>
      <text:h text:style-name="Heading_20_1" text:outline-level="1"/>
      <text:h text:style-name="Heading_20_1" text:outline-level="1">Ejer2</text:h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>DAto 1</text:p>
          </table:table-cell>
          <table:table-cell table:style-name="Tabla2.A1" table:number-rows-spanned="2" office:value-type="string">
            <text:p text:style-name="Table_20_Contents">Dato 2</text:p>
          </table:table-cell>
          <table:table-cell table:style-name="Tabla2.C1" office:value-type="string">
            <text:p text:style-name="Table_20_Contents">Dato 3</text:p>
          </table:table-cell>
        </table:table-row>
        <table:table-row>
          <table:table-cell table:style-name="Tabla2.A2" office:value-type="string">
            <text:p text:style-name="Table_20_Contents">Dato 4</text:p>
          </table:table-cell>
          <table:covered-table-cell table:style-name="Tabla2.A1"/>
          <table:table-cell table:style-name="Tabla2.C2" office:value-type="string">
            <text:p text:style-name="Table_20_Contents">Dato 5</text:p>
          </table:table-cell>
        </table:table-row>
      </table:table>
      <text:h text:style-name="Heading_20_1" text:outline-level="1"/>
      <text:h text:style-name="Heading_20_1" text:outline-level="1">Ejer3</text:h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table:number-rows-spanned="2" office:value-type="string">
            <text:p text:style-name="Table_20_Contents">Item 1</text:p>
          </table:table-cell>
          <table:table-cell table:style-name="Tabla3.B1" office:value-type="string">
            <text:p text:style-name="Table_20_Contents">Item 2</text:p>
          </table:table-cell>
          <table:table-cell table:style-name="Tabla3.B1" office:value-type="string">
            <text:p text:style-name="Table_20_Contents">Item 3</text:p>
          </table:table-cell>
          <table:table-cell table:style-name="Tabla3.D1" office:value-type="string">
            <text:p text:style-name="Table_20_Contents">Item 4</text:p>
          </table:table-cell>
        </table:table-row>
        <table:table-row>
          <table:covered-table-cell table:style-name="Tabla3.A1"/>
          <table:table-cell table:style-name="Tabla3.B2" office:value-type="string">
            <text:p text:style-name="Table_20_Contents">Item 5</text:p>
          </table:table-cell>
          <table:table-cell table:style-name="Tabla3.B2" office:value-type="string">
            <text:p text:style-name="Table_20_Contents">Item 6</text:p>
          </table:table-cell>
          <table:table-cell table:style-name="Tabla3.D2" office:value-type="string">
            <text:p text:style-name="Table_20_Contents">Item 7</text:p>
          </table:table-cell>
        </table:table-row>
      </table:table>
      <text:h text:style-name="Heading_20_1" text:outline-level="1"/>
      <text:h text:style-name="Heading_20_1" text:outline-level="1">Ejer4</text:h>
      <table:table table:name="Tabla4" table:style-name="Tabla4">
        <table:table-column table:style-name="Tabla4.A" table:number-columns-repeated="2"/>
        <table:table-column table:style-name="Tabla4.C"/>
        <table:table-row>
          <table:table-cell table:style-name="Tabla4.A1" office:value-type="string">
            <text:p text:style-name="Table_20_Contents">Item 1</text:p>
          </table:table-cell>
          <table:table-cell table:style-name="Tabla4.B1" table:number-columns-spanned="2" office:value-type="string">
            <text:p text:style-name="Table_20_Contents">Item 2</text:p>
          </table:table-cell>
          <table:covered-table-cell/>
        </table:table-row>
        <table:table-row>
          <table:table-cell table:style-name="Tabla4.A2" office:value-type="string">
            <text:p text:style-name="Table_20_Contents">Item 3</text:p>
          </table:table-cell>
          <table:table-cell table:style-name="Tabla4.A2" office:value-type="string">
            <text:p text:style-name="Table_20_Contents">Item 4</text:p>
          </table:table-cell>
          <table:table-cell table:style-name="Tabla4.C2" office:value-type="string">
            <text:p text:style-name="Table_20_Contents">Item 5</text:p>
          </table:table-cell>
        </table:table-row>
      </table:table>
      <text:h text:style-name="Heading_20_1" text:outline-level="1"/>
      <text:h text:style-name="Heading_20_1" text:outline-level="1">Ejer5</text:h>
      <table:table table:name="Tabla5" table:style-name="Tabla5">
        <table:table-column table:style-name="Tabla5.A" table:number-columns-repeated="2"/>
        <table:table-column table:style-name="Tabla5.C"/>
        <table:table-row>
          <table:table-cell table:style-name="Tabla5.A1" office:value-type="string">
            <text:p text:style-name="Table_20_Heading">Head1</text:p>
          </table:table-cell>
          <table:table-cell table:style-name="Tabla5.A1" office:value-type="string">
            <text:p text:style-name="Table_20_Heading">Head2</text:p>
          </table:table-cell>
          <table:table-cell table:style-name="Tabla5.C1" office:value-type="string">
            <text:p text:style-name="Table_20_Heading">Head3</text:p>
          </table:table-cell>
        </table:table-row>
        <table:table-row>
          <table:table-cell table:style-name="Tabla5.A2" table:number-columns-spanned="3" office:value-type="string">
            <text:p text:style-name="P1">A-B-C</text:p>
          </table:table-cell>
          <table:covered-table-cell/>
          <table:covered-table-cell/>
        </table:table-row>
        <table:table-row>
          <table:table-cell table:style-name="Tabla5.A3" office:value-type="string">
            <text:p text:style-name="Table_20_Contents">D</text:p>
          </table:table-cell>
          <table:table-cell table:style-name="Tabla5.A3" office:value-type="string">
            <text:p text:style-name="Table_20_Contents">E</text:p>
          </table:table-cell>
          <table:table-cell table:style-name="Tabla5.A2" office:value-type="string">
            <text:p text:style-name="Table_20_Contents">F</text:p>
          </table:table-cell>
        </table:table-row>
      </table:table>
      <text:h text:style-name="Heading_20_1" text:outline-level="1"><text:soft-page-break/>Ejer6</text:h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table:number-columns-spanned="2" office:value-type="string">
            <text:p text:style-name="Table_20_Heading">Head1</text:p>
          </table:table-cell>
          <table:covered-table-cell/>
          <table:table-cell table:style-name="Tabla6.C1" table:number-columns-spanned="2" office:value-type="string">
            <text:p text:style-name="Table_20_Heading">Head2</text:p>
          </table:table-cell>
          <table:covered-table-cell/>
        </table:table-row>
        <table:table-row>
          <table:table-cell table:style-name="Tabla6.A2" office:value-type="string">
            <text:p text:style-name="Table_20_Contents">A</text:p>
          </table:table-cell>
          <table:table-cell table:style-name="Tabla6.A2" office:value-type="string">
            <text:p text:style-name="Table_20_Contents">B</text:p>
          </table:table-cell>
          <table:table-cell table:style-name="Tabla6.A2" office:value-type="string">
            <text:p text:style-name="Table_20_Contents">C</text:p>
          </table:table-cell>
          <table:table-cell table:style-name="Tabla6.D2" office:value-type="string">
            <text:p text:style-name="Table_20_Contents">D</text:p>
          </table:table-cell>
        </table:table-row>
        <table:table-row>
          <table:table-cell table:style-name="Tabla6.A2" office:value-type="string">
            <text:p text:style-name="Table_20_Contents">E</text:p>
          </table:table-cell>
          <table:table-cell table:style-name="Tabla6.A2" office:value-type="string">
            <text:p text:style-name="Table_20_Contents">F</text:p>
          </table:table-cell>
          <table:table-cell table:style-name="Tabla6.A2" office:value-type="string">
            <text:p text:style-name="Table_20_Contents">G</text:p>
          </table:table-cell>
          <table:table-cell table:style-name="Tabla6.D2" office:value-type="string">
            <text:p text:style-name="Table_20_Contents">H</text:p>
          </table:table-cell>
        </table:table-row>
      </table:table>
      <text:h text:style-name="Heading_20_1" text:outline-level="1"/>
      <text:h text:style-name="Heading_20_1" text:outline-level="1">Ejer7</text:h>
      <table:table table:name="Tabla7" table:style-name="Tabla7">
        <table:table-column table:style-name="Tabla7.A"/>
        <table:table-column table:style-name="Tabla7.B" table:number-columns-repeated="2"/>
        <table:table-column table:style-name="Tabla7.D"/>
        <table:table-row>
          <table:table-cell table:style-name="Tabla7.A1" office:value-type="string">
            <text:p text:style-name="Table_20_Heading">Head1</text:p>
          </table:table-cell>
          <table:table-cell table:style-name="Tabla7.A1" office:value-type="string">
            <text:p text:style-name="Table_20_Contents">Item 1</text:p>
          </table:table-cell>
          <table:table-cell table:style-name="Tabla7.A1" office:value-type="string">
            <text:p text:style-name="Table_20_Contents">Item 2</text:p>
          </table:table-cell>
          <table:table-cell table:style-name="Tabla7.D1" office:value-type="string">
            <text:p text:style-name="Table_20_Contents">Item 3</text:p>
          </table:table-cell>
        </table:table-row>
        <table:table-row>
          <table:table-cell table:style-name="Tabla7.A2" office:value-type="string">
            <text:p text:style-name="Table_20_Heading">Head2</text:p>
          </table:table-cell>
          <table:table-cell table:style-name="Tabla7.A2" office:value-type="string">
            <text:p text:style-name="Table_20_Contents">Item 4</text:p>
          </table:table-cell>
          <table:table-cell table:style-name="Tabla7.A2" office:value-type="string">
            <text:p text:style-name="Table_20_Contents">Item 5</text:p>
          </table:table-cell>
          <table:table-cell table:style-name="Tabla7.D2" office:value-type="string">
            <text:p text:style-name="Table_20_Contents">Item 6</text:p>
          </table:table-cell>
        </table:table-row>
        <table:table-row>
          <table:table-cell table:style-name="Tabla7.A2" office:value-type="string">
            <text:p text:style-name="Table_20_Heading">Head3</text:p>
          </table:table-cell>
          <table:table-cell table:style-name="Tabla7.A2" office:value-type="string">
            <text:p text:style-name="Table_20_Contents">Item 7</text:p>
          </table:table-cell>
          <table:table-cell table:style-name="Tabla7.A2" office:value-type="string">
            <text:p text:style-name="Table_20_Contents">Item 8</text:p>
          </table:table-cell>
          <table:table-cell table:style-name="Tabla7.D2" office:value-type="string">
            <text:p text:style-name="Table_20_Contents">Item 9</text:p>
          </table:table-cell>
        </table:table-row>
      </table:table>
      <text:h text:style-name="Heading_20_1" text:outline-level="1"/>
      <text:h text:style-name="Heading_20_1" text:outline-level="1">Ejer8</text:h>
      <text:p text:style-name="Text_20_body"/>
      <text:p text:style-name="P5"/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2">A</text:p>
          </table:table-cell>
          <table:table-cell table:style-name="Tabla8.A1" office:value-type="string">
            <text:p text:style-name="P2">B</text:p>
          </table:table-cell>
          <table:table-cell table:style-name="Tabla8.A1" office:value-type="string">
            <text:p text:style-name="P2">C</text:p>
          </table:table-cell>
          <table:table-cell table:style-name="Tabla8.D1" office:value-type="string">
            <text:p text:style-name="P2">D</text:p>
          </table:table-cell>
        </table:table-row>
        <table:table-row>
          <table:table-cell table:style-name="Tabla8.A2" table:number-rows-spanned="2" office:value-type="string">
            <text:p text:style-name="P3">E-I</text:p>
          </table:table-cell>
          <table:table-cell table:style-name="Tabla8.A2" office:value-type="string">
            <text:p text:style-name="P2">F</text:p>
          </table:table-cell>
          <table:table-cell table:style-name="Tabla8.C2" table:number-columns-spanned="2" office:value-type="string">
            <text:p text:style-name="P2">G-H</text:p>
          </table:table-cell>
          <table:covered-table-cell/>
        </table:table-row>
        <table:table-row>
          <table:covered-table-cell table:style-name="Tabla8.A2"/>
          <table:table-cell table:style-name="Tabla8.A2" office:value-type="string">
            <text:p text:style-name="P2">J</text:p>
          </table:table-cell>
          <table:table-cell table:style-name="Tabla8.A2" table:number-rows-spanned="2" office:value-type="string">
            <text:p text:style-name="P3">K-O</text:p>
          </table:table-cell>
          <table:table-cell table:style-name="Tabla8.C2" office:value-type="string">
            <text:p text:style-name="P2">L</text:p>
          </table:table-cell>
        </table:table-row>
        <table:table-row>
          <table:table-cell table:style-name="Tabla8.A2" office:value-type="string">
            <text:p text:style-name="P2">M</text:p>
          </table:table-cell>
          <table:table-cell table:style-name="Tabla8.A2" office:value-type="string">
            <text:p text:style-name="P2">N</text:p>
          </table:table-cell>
          <table:covered-table-cell table:style-name="Tabla8.A2"/>
          <table:table-cell table:style-name="Tabla8.C2" office:value-type="string">
            <text:p text:style-name="P2">P</text:p>
          </table:table-cell>
        </table:table-row>
      </table:table>
      <text:p text:style-name="P4"/>
      <text:p text:style-name="P4"/>
      <text:p text:style-name="P4"/>
      <text:p text:style-name="P4"/>
      <text:p text:style-name="P4">&lt;!DOCTYPE html&gt;</text:p>
      <text:p text:style-name="P4">&lt;html lang="es"&gt;</text:p>
      <text:p text:style-name="P4">&lt;head&gt;</text:p>
      <text:p text:style-name="P4"><text:tab/>&lt;meta charset="utf-8"&gt;</text:p>
      <text:p text:style-name="P4"><text:tab/>&lt;meta name="viewport" content="width=device-width, initial-scale=1"&gt;</text:p>
      <text:p text:style-name="P4"><text:tab/>&lt;title&gt;tabla&lt;/title&gt;</text:p>
      <text:p text:style-name="P4"><text:tab/>&lt;style &gt;</text:p>
      <text:p text:style-name="P4"><text:tab/><text:tab/>table {border: 1px solid black; width: 25%; margin: auto;text-align: center;</text:p>
      <text:p text:style-name="P4"><text:tab/><text:tab/>background-color: lightblue;border-collapse: collapse;</text:p>
      <text:p text:style-name="P4"><text:tab/><text:tab/>}</text:p>
      <text:p text:style-name="P4"><text:soft-page-break/><text:tab/><text:tab/>th{border: 1px solid black; text-align: center;}</text:p>
      <text:p text:style-name="P4"><text:tab/><text:tab/>td{border: 1px solid black;}</text:p>
      <text:p text:style-name="P4"><text:tab/>&lt;/style&gt;</text:p>
      <text:p text:style-name="P4">&lt;/head&gt;</text:p>
      <text:p text:style-name="P4">&lt;body style="background-color:#b5a892;"&gt; </text:p>
      <text:p text:style-name="P4"/>
      <text:p text:style-name="P4">&lt;table&gt;</text:p>
      <text:p text:style-name="P4"><text:tab/>&lt;caption style="font-size: 2em;"&gt;Tabla letras&lt;/caption&gt;</text:p>
      <text:p text:style-name="P4"><text:tab/>&lt;tr&gt;&lt;th colspan="3"&gt;Columnas&lt;/th&gt;&lt;/tr&gt;</text:p>
      <text:p text:style-name="P4"><text:tab/>&lt;tr&gt;&lt;td&gt;A&lt;/td&gt;&lt;td&gt;B&lt;/td&gt;&lt;td&gt;C&lt;/td&gt;&lt;/tr&gt;</text:p>
      <text:p text:style-name="P4"><text:tab/>&lt;tr&gt;&lt;td&gt;D&lt;/td&gt;&lt;td&gt;E&lt;/td&gt;&lt;td&gt;F&lt;/td&gt;&lt;/tr&gt;</text:p>
      <text:p text:style-name="P4"/>
      <text:p text:style-name="P4">&lt;/table&gt;</text:p>
      <text:p text:style-name="P4">&lt;br&gt;</text:p>
      <text:p text:style-name="P4">&lt;table&gt;</text:p>
      <text:p text:style-name="P4"/>
      <text:p text:style-name="P4"><text:tab/>&lt;tr&gt;&lt;td&gt;1&lt;/td&gt;&lt;td&gt;2&lt;/td&gt;&lt;/tr&gt;</text:p>
      <text:p text:style-name="P4"/>
      <text:p text:style-name="P4"><text:tab/>&lt;tr&gt;&lt;td colspan="2"&gt;3-4&lt;/td&gt;&lt;/tr&gt;</text:p>
      <text:p text:style-name="P4"><text:tab/>&lt;tr&gt;&lt;td&gt;5&lt;/td&gt;&lt;td&gt;6&lt;/td&gt;&lt;/tr&gt;</text:p>
      <text:p text:style-name="P4"/>
      <text:p text:style-name="P4">&lt;/table&gt;</text:p>
      <text:p text:style-name="P4">&lt;table&gt;</text:p>
      <text:p text:style-name="P4"><text:tab/>&lt;br&gt;</text:p>
      <text:p text:style-name="P4"><text:tab/>&lt;tr&gt;&lt;td&gt;1&lt;/td&gt;&lt;td&gt;2&lt;/td&gt;&lt;td&gt;3&lt;/td&gt;&lt;/tr&gt;</text:p>
      <text:p text:style-name="P4"><text:s text:c="2"/>&lt;tr&gt;&lt;td colspan="2"&gt;4&lt;br&gt;5&lt;/td&gt;&lt;td rowspan="2"&gt;6&lt;br&gt;9&lt;/td&gt;&lt;/tr&gt;</text:p>
      <text:p text:style-name="P4"><text:s text:c="3"/>&lt;tr&gt;&lt;td&gt;7&lt;/td&gt;&lt;td&gt;8&lt;/td&gt;&lt;/tr&gt;</text:p>
      <text:p text:style-name="P4">&lt;/table&gt;</text:p>
      <text:p text:style-name="P4">&lt;br&gt;</text:p>
      <text:p text:style-name="P4"/>
      <text:p text:style-name="P4">&lt;center&gt;&lt;h1&gt; Ejercicio 1&lt;/h1&gt;&lt;/center&gt;</text:p>
      <text:p text:style-name="P4">&lt;table&gt;</text:p>
      <text:p text:style-name="P4"><text:tab/></text:p>
      <text:p text:style-name="P4"><text:tab/>&lt;tr&gt;&lt;td&gt;AA&lt;/td&gt;&lt;td&gt;BB&lt;/td&gt;&lt;td&gt;CC&lt;/td&gt;&lt;/tr&gt;</text:p>
      <text:p text:style-name="P4"><text:tab/>&lt;tr&gt;&lt;td&gt;DD&lt;/td&gt;&lt;td&gt;EE&lt;/td&gt;&lt;td&gt;FF&lt;/td&gt;&lt;/tr&gt;</text:p>
      <text:p text:style-name="P4"/>
      <text:p text:style-name="P4">&lt;/table&gt;</text:p>
      <text:p text:style-name="P4"><text:soft-page-break/>&lt;br&gt;</text:p>
      <text:p text:style-name="P4">&lt;center&gt;&lt;h1&gt;Ejercicio 2 &lt;/h1&gt;&lt;/center&gt;</text:p>
      <text:p text:style-name="P4"/>
      <text:p text:style-name="P4">&lt;table style="background-color: #9fa312;"&gt;</text:p>
      <text:p text:style-name="P4"/>
      <text:p text:style-name="P4"><text:tab/></text:p>
      <text:p text:style-name="P4"><text:tab/>&lt;tr&gt;&lt;td&gt;Dato 1&lt;/td&gt;&lt;td rowspan="3"&gt;Dato 2&lt;td&gt;Dato 3&lt;/td&gt;&lt;/tr&gt;</text:p>
      <text:p text:style-name="P4"><text:tab/>&lt;tr&gt;&lt;td&gt;4&lt;/td&gt;&lt;td&gt;5&lt;/td&gt;&lt;/tr&gt;</text:p>
      <text:p text:style-name="P4"/>
      <text:p text:style-name="P4">&lt;/table&gt;</text:p>
      <text:p text:style-name="P4">&lt;br&gt;</text:p>
      <text:p text:style-name="P4">&lt;center&gt;&lt;h1&gt; Ejercicio 3&lt;/h1&gt;&lt;/center&gt;</text:p>
      <text:p text:style-name="P4">&lt;table&gt;</text:p>
      <text:p text:style-name="P4"><text:tab/></text:p>
      <text:p text:style-name="P4"><text:tab/>&lt;td rowspan="4" <text:s/>style="background-color:#e55b7d;"&gt;Item 1&lt;tr&gt;&lt;td&gt;Item 2&lt;/td&gt;&lt;td&gt;Item 3&lt;/td&gt;&lt;td&gt;Item 4&lt;/td&gt;&lt;/tr&gt;</text:p>
      <text:p text:style-name="P4"><text:tab/>&lt;tr&gt;&lt;td&gt;Item 5&lt;/td&gt;&lt;td&gt;Item 6&lt;/td&gt;&lt;td&gt;Item 7&lt;/td&gt;&lt;/tr&gt;</text:p>
      <text:p text:style-name="P4"/>
      <text:p text:style-name="P4">&lt;/table&gt;</text:p>
      <text:p text:style-name="P4">&lt;br&gt;</text:p>
      <text:p text:style-name="P4">&lt;center&gt;&lt;h1 &gt;Ejercicio 4&lt;/h1&gt;&lt;/center&gt;</text:p>
      <text:p text:style-name="P4">&lt;table&gt;</text:p>
      <text:p text:style-name="P4"><text:tab/></text:p>
      <text:p text:style-name="P4"><text:s/>&lt;tr&gt;&lt;td&gt;Item 1&lt;/td&gt;&lt;td colspan="2"&gt;Item 2&lt;/td&gt;&lt;/tr&gt;</text:p>
      <text:p text:style-name="P4"><text:s/>&lt;tr&gt;&lt;td&gt;Item 3&lt;/td&gt;&lt;td&gt;Item 4&lt;/td&gt;&lt;td&gt;Item 5&lt;/td&gt;&lt;/tr&gt;</text:p>
      <text:p text:style-name="P4">&lt;/table&gt;</text:p>
      <text:p text:style-name="P4">&lt;br&gt;</text:p>
      <text:p text:style-name="P4">&lt;center&gt;&lt;h1&gt; Ejercicio 5&lt;/h1&gt;&lt;/center&gt;</text:p>
      <text:p text:style-name="P4">&lt;table&gt;</text:p>
      <text:p text:style-name="P4"><text:tab/></text:p>
      <text:p text:style-name="P4">&lt;tr&gt;&lt;td&gt;&lt;b&gt;Head1&lt;/td&gt;&lt;td&gt;&lt;b&gt;Head2&lt;/td&gt;&lt;td&gt;&lt;b&gt;Head3&lt;/td&gt;&lt;/tr&gt;&lt;/b&gt;</text:p>
      <text:p text:style-name="P4">&lt;tr&gt;&lt;td colspan="3"&gt;A-B-C&lt;/td&gt;&lt;/tr&gt;</text:p>
      <text:p text:style-name="P4">&lt;tr&gt;&lt;td&gt;D&lt;/td&gt;&lt;td&gt;E&lt;/td&gt;&lt;td&gt;F&lt;/td&gt;&lt;/tr&gt;</text:p>
      <text:p text:style-name="P4"/>
      <text:p text:style-name="P4">&lt;/table&gt;</text:p>
      <text:p text:style-name="P4">&lt;br&gt;</text:p>
      <text:p text:style-name="P4">&lt;center&gt;&lt;h1&gt; Ejercicio 6&lt;/h1&gt;&lt;/center&gt;</text:p>
      <text:p text:style-name="P4"><text:soft-page-break/>&lt;table&gt;</text:p>
      <text:p text:style-name="P4"/>
      <text:p text:style-name="P4"><text:tab/>&lt;tr&gt;&lt;td colspan="2"&gt;&lt;b&gt;Head1&lt;/td&gt;&lt;td colspan="2"&gt;&lt;b&gt;Head2&lt;/td&gt;&lt;/tr&gt;&lt;/b&gt;</text:p>
      <text:p text:style-name="P4"><text:s text:c="3"/>&lt;tr&gt;&lt;td&gt;A&lt;/td&gt;&lt;td&gt;B&lt;/td&gt;&lt;td&gt;C&lt;/td&gt;&lt;td&gt;D&lt;/td&gt;&lt;/tr&gt;</text:p>
      <text:p text:style-name="P4"><text:s text:c="3"/>&lt;tr&gt;&lt;td&gt;E&lt;/td&gt;&lt;td&gt;F&lt;/td&gt;&lt;td&gt;G&lt;/td&gt;&lt;td&gt;H&lt;/td&gt;&lt;/tr&gt;</text:p>
      <text:p text:style-name="P4">&lt;/table&gt;</text:p>
      <text:p text:style-name="P4">&lt;br&gt;</text:p>
      <text:p text:style-name="P4">&lt;center&gt;&lt;h1&gt; Ejercicio 7&lt;/h1&gt;&lt;/center&gt;</text:p>
      <text:p text:style-name="P4">&lt;table&gt;</text:p>
      <text:p text:style-name="P4"><text:tab/>&lt;tr&gt;&lt;td colspan="4"&gt;&lt;b&gt;Head1&lt;/b&gt;&lt;/td&gt;&lt;td&gt;Item 1&lt;/td&gt;&lt;td&gt;Item 2&lt;/td&gt;&lt;td&gt;Item 3&lt;/td&gt;&lt;/tr&gt;</text:p>
      <text:p text:style-name="P4"><text:tab/>&lt;tr&gt;&lt;td colspan="4"&gt;&lt;b&gt;Head2&lt;/b&gt;&lt;/td&gt;&lt;td&gt;Item 4&lt;/td&gt;&lt;td&gt;Item 5&lt;/td&gt;&lt;td&gt;Item 6&lt;/td&gt;&lt;/tr&gt;</text:p>
      <text:p text:style-name="P4"><text:tab/>&lt;tr&gt;&lt;td colspan="4"&gt;&lt;b&gt;Head3&lt;/b&gt;&lt;/td&gt;&lt;td&gt;Item 7&lt;/td&gt;&lt;td&gt;Item 8&lt;/td&gt;&lt;td&gt;Item 9&lt;/td&gt;&lt;/tr&gt;</text:p>
      <text:p text:style-name="P4"/>
      <text:p text:style-name="P4">&lt;/table&gt;</text:p>
      <text:p text:style-name="P4">&lt;br&gt;</text:p>
      <text:p text:style-name="P4">&lt;center&gt;&lt;h1&gt; Ejercicio 8&lt;/h1&gt;&lt;/center&gt;</text:p>
      <text:p text:style-name="P4">&lt;table <text:s/>style="background-color:#9378ef;"&gt;</text:p>
      <text:p text:style-name="P4"><text:tab/></text:p>
      <text:p text:style-name="P4">&lt;tr&gt;&lt;td&gt;A&lt;/td&gt;&lt;td&gt;B&lt;/td&gt;&lt;td&gt;C&lt;/td&gt;&lt;td&gt;D&lt;/td&gt;&lt;/tr&gt;</text:p>
      <text:p text:style-name="P4">&lt;tr&gt;&lt;td rowspan="2"&gt;E-I&lt;/td&gt;&lt;td&gt;f&lt;/td&gt;&lt;td colspan="2"&gt;G-H&lt;/td&gt;&lt;/tr&gt;</text:p>
      <text:p text:style-name="P4">&lt;tr&gt;&lt;td&gt;J&lt;/td&gt;&lt;td rowspan="2"&gt;K-O&lt;/td&gt;&lt;td&gt;L&lt;/td&gt;&lt;/tr&gt;</text:p>
      <text:p text:style-name="P4">&lt;tr&gt;&lt;td&gt;M&lt;/td&gt;&lt;td&gt;N&lt;/td&gt;&lt;td&gt;P&lt;/td&gt;&lt;/tr&gt;</text:p>
      <text:p text:style-name="P4"/>
      <text:p text:style-name="P4"/>
      <text:p text:style-name="P4"/>
      <text:p text:style-name="P4">&lt;/table&gt;</text:p>
      <text:p text:style-name="P4"/>
      <text:p text:style-name="P4"/>
      <text:p text:style-name="P4">&lt;/body&gt;</text:p>
      <text:p text:style-name="P4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1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1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 e</meta:initial-creator>
    <meta:creation-date>2014-02-17T21:33:18.46</meta:creation-date>
    <dc:date>2022-11-17T12:37:52.509418787</dc:date>
    <meta:editing-duration>PT1H47M6S</meta:editing-duration>
    <meta:editing-cycles>4</meta:editing-cycles>
    <meta:generator>LibreOffice/7.3.7.2$Linux_X86_64 LibreOffice_project/30$Build-2</meta:generator>
    <meta:document-statistic meta:table-count="8" meta:image-count="0" meta:object-count="0" meta:page-count="5" meta:paragraph-count="169" meta:word-count="283" meta:character-count="2999" meta:non-whitespace-character-count="2822"/>
  </office:meta>
</office:document-meta>
</file>